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149" officeooo:paragraph-rsid="000987ec"/>
    </style:style>
    <style:style style:name="P2" style:family="paragraph" style:parent-style-name="Standard">
      <style:text-properties officeooo:rsid="00084149" officeooo:paragraph-rsid="00084149"/>
    </style:style>
    <style:style style:name="P3" style:family="paragraph" style:parent-style-name="Standard">
      <style:text-properties style:font-name="Abyssinica SIL" fo:font-size="12pt" officeooo:rsid="000778ef" officeooo:paragraph-rsid="000778ef" style:font-size-asian="12pt" style:font-size-complex="12pt"/>
    </style:style>
    <style:style style:name="P4" style:family="paragraph" style:parent-style-name="Standard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byssinica SIL" fo:font-size="10pt" fo:font-weight="bold" officeooo:rsid="000cff40" officeooo:paragraph-rsid="000cff4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byssinica SIL" fo:font-size="10pt" style:font-size-asian="10pt" style:font-size-complex="10pt"/>
    </style:style>
    <style:style style:name="P7" style:family="paragraph" style:parent-style-name="Standard">
      <style:text-properties style:font-name="Abyssinica SIL" fo:font-size="10pt" officeooo:rsid="000bfdfa" officeooo:paragraph-rsid="000bfdfa" style:font-size-asian="10pt" style:font-size-complex="10pt"/>
    </style:style>
    <style:style style:name="P8" style:family="paragraph" style:parent-style-name="Standard">
      <style:text-properties style:font-name="Abyssinica SIL" fo:font-size="10pt" officeooo:rsid="000587b7" officeooo:paragraph-rsid="000587b7" style:font-size-asian="10pt" style:font-size-complex="10pt"/>
    </style:style>
    <style:style style:name="P9" style:family="paragraph" style:parent-style-name="Standard">
      <style:text-properties style:font-name="Abyssinica SIL" fo:font-size="10pt" officeooo:rsid="000587b7" officeooo:paragraph-rsid="001925de" style:font-size-asian="10pt" style:font-size-complex="10pt"/>
    </style:style>
    <style:style style:name="P10" style:family="paragraph" style:parent-style-name="Standard">
      <style:text-properties style:font-name="Abyssinica SIL" fo:font-size="10pt" officeooo:rsid="000778ef" officeooo:paragraph-rsid="000778ef" style:font-size-asian="10pt" style:font-size-complex="10pt"/>
    </style:style>
    <style:style style:name="P11" style:family="paragraph" style:parent-style-name="Standard">
      <style:text-properties style:font-name="Abyssinica SIL" fo:font-size="10pt" officeooo:rsid="00084149" officeooo:paragraph-rsid="00084149" style:font-size-asian="10pt" style:font-size-complex="10pt"/>
    </style:style>
    <style:style style:name="P12" style:family="paragraph" style:parent-style-name="Standard">
      <style:text-properties style:font-name="Abyssinica SIL" fo:font-size="10pt" officeooo:rsid="00084149" officeooo:paragraph-rsid="000987ec" style:font-size-asian="10pt" style:font-size-complex="10pt"/>
    </style:style>
    <style:style style:name="P13" style:family="paragraph" style:parent-style-name="Standard">
      <style:text-properties style:font-name="Abyssinica SIL" fo:font-size="10pt" officeooo:rsid="000e950b" officeooo:paragraph-rsid="000e950b" style:font-size-asian="10pt" style:font-size-complex="10pt"/>
    </style:style>
    <style:style style:name="P14" style:family="paragraph" style:parent-style-name="Standard">
      <style:text-properties style:font-name="Abyssinica SIL" fo:font-size="10pt" style:text-underline-style="none" fo:font-weight="normal" officeooo:rsid="00175918" officeooo:paragraph-rsid="00175918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byssinica SIL" fo:font-size="10pt" style:text-underline-style="none" fo:font-weight="normal" officeooo:rsid="001925de" officeooo:paragraph-rsid="001925de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byssinica SIL" fo:font-size="10pt" style:text-underline-style="solid" style:text-underline-width="auto" style:text-underline-color="font-color" officeooo:rsid="00084149" officeooo:paragraph-rsid="00084149" style:font-size-asian="10pt" style:font-size-complex="10pt"/>
    </style:style>
    <style:style style:name="P17" style:family="paragraph" style:parent-style-name="Text_20_body">
      <style:text-properties officeooo:rsid="00084149" officeooo:paragraph-rsid="00084149"/>
    </style:style>
    <style:style style:name="P18" style:family="paragraph" style:parent-style-name="Text_20_body">
      <style:text-properties officeooo:paragraph-rsid="000778ef"/>
    </style:style>
    <style:style style:name="P19" style:family="paragraph" style:parent-style-name="Text_20_body">
      <style:text-properties style:font-name="Abyssinica SIL" fo:font-size="10pt" style:font-size-asian="10pt" style:font-size-complex="10pt"/>
    </style:style>
    <style:style style:name="P20" style:family="paragraph" style:parent-style-name="Text_20_body">
      <style:text-properties style:font-name="Abyssinica SIL" fo:font-size="10pt" officeooo:rsid="000987ec" officeooo:paragraph-rsid="000987ec" style:font-size-asian="10pt" style:font-size-complex="10pt"/>
    </style:style>
    <style:style style:name="P21" style:family="paragraph" style:parent-style-name="Text_20_body">
      <style:paragraph-properties>
        <style:tab-stops>
          <style:tab-stop style:position="3.263cm"/>
        </style:tab-stops>
      </style:paragraph-properties>
      <style:text-properties officeooo:paragraph-rsid="000587b7"/>
    </style:style>
    <style:style style:name="P22" style:family="paragraph" style:parent-style-name="Preformatted_20_Text">
      <style:text-properties officeooo:rsid="000987ec" officeooo:paragraph-rsid="000987ec"/>
    </style:style>
    <style:style style:name="P23" style:family="paragraph" style:parent-style-name="Preformatted_20_Text">
      <style:text-properties officeooo:rsid="000778ef" officeooo:paragraph-rsid="000778ef"/>
    </style:style>
    <style:style style:name="P24" style:family="paragraph" style:parent-style-name="Preformatted_20_Text">
      <style:text-properties style:font-name="Abyssinica SIL" fo:font-size="10pt" style:font-size-asian="10pt" style:font-size-complex="10pt"/>
    </style:style>
    <style:style style:name="P25" style:family="paragraph" style:parent-style-name="Preformatted_20_Text">
      <style:text-properties officeooo:rsid="00084149" officeooo:paragraph-rsid="00084149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Standard">
      <style:text-properties style:font-name="Abyssinica SIL" fo:font-size="10pt" officeooo:rsid="000778ef" officeooo:paragraph-rsid="00231dbe" style:font-size-asian="10pt" style:font-size-complex="10pt"/>
    </style:style>
    <style:style style:name="P28" style:family="paragraph" style:parent-style-name="Standard">
      <style:text-properties style:font-name="Abyssinica SIL" fo:font-size="10pt" officeooo:rsid="000587b7" officeooo:paragraph-rsid="00231dbe" style:font-size-asian="10pt" style:font-size-complex="10pt"/>
    </style:style>
    <style:style style:name="P29" style:family="paragraph" style:parent-style-name="Standard">
      <style:text-properties style:font-name="Abyssinica SIL" fo:font-size="10pt" officeooo:rsid="000e950b" officeooo:paragraph-rsid="000e950b" style:font-size-asian="10pt" style:font-size-complex="10pt"/>
    </style:style>
    <style:style style:name="T1" style:family="text">
      <style:text-properties officeooo:rsid="000bfd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beb1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font-name="Abyssinica SIL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Abyssinica SIL" fo:font-size="10pt" style:font-size-asian="10pt" style:font-size-complex="10pt"/>
    </style:style>
    <style:style style:name="T7" style:family="text">
      <style:text-properties style:font-name="Abyssinica SIL" fo:font-size="10pt" officeooo:rsid="00175918" style:font-size-asian="10pt" style:font-size-complex="10pt"/>
    </style:style>
    <style:style style:name="T8" style:family="text">
      <style:text-properties style:font-name="Abyssinica SIL" fo:font-size="10pt" officeooo:rsid="000466ce" style:font-size-asian="10pt" style:font-size-complex="10pt"/>
    </style:style>
    <style:style style:name="T9" style:family="text">
      <style:text-properties style:font-name="Abyssinica SIL" fo:font-size="10pt" officeooo:rsid="001a064a" style:font-size-asian="10pt" style:font-size-complex="10pt"/>
    </style:style>
    <style:style style:name="T10" style:family="text">
      <style:text-properties style:font-name="Abyssinica SIL" fo:font-size="10pt" officeooo:rsid="000778ef" style:font-size-asian="10pt" style:font-size-complex="10pt"/>
    </style:style>
    <style:style style:name="T11" style:family="text">
      <style:text-properties style:font-name="Abyssinica SIL" fo:font-size="10pt" officeooo:rsid="000f0223" style:font-size-asian="10pt" style:font-size-complex="10pt"/>
    </style:style>
    <style:style style:name="T12" style:family="text">
      <style:text-properties style:font-name="Abyssinica SIL" fo:font-size="10pt" officeooo:rsid="0010ce90" style:font-size-asian="10pt" style:font-size-complex="10pt"/>
    </style:style>
    <style:style style:name="T13" style:family="text">
      <style:text-properties style:font-name="Abyssinica SIL" fo:font-size="10pt" officeooo:rsid="000587b7" style:font-size-asian="10pt" style:font-size-complex="10pt"/>
    </style:style>
    <style:style style:name="T14" style:family="text"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Abyssinica SIL" fo:font-size="10pt" fo:font-weight="normal" officeooo:rsid="000778ef" style:font-size-asian="10pt" style:font-weight-asian="normal" style:font-size-complex="10pt" style:font-weight-complex="normal"/>
    </style:style>
    <style:style style:name="T16" style:family="text">
      <style:text-properties officeooo:rsid="00175918"/>
    </style:style>
    <style:style style:name="T17" style:family="text">
      <style:text-properties officeooo:rsid="001925de"/>
    </style:style>
    <style:style style:name="T18" style:family="text">
      <style:text-properties officeooo:rsid="001a064a"/>
    </style:style>
    <style:style style:name="T19" style:family="text">
      <style:text-properties fo:font-variant="normal" fo:text-transform="none" fo:color="#242729" style:font-name="Abyssinica SIL" fo:font-size="10pt" fo:letter-spacing="normal" fo:font-style="normal" fo:font-weight="normal" officeooo:rsid="000466ce" style:font-size-asian="10pt" style:font-size-complex="10pt"/>
    </style:style>
    <style:style style:name="T20" style:family="text">
      <style:text-properties fo:font-variant="normal" fo:text-transform="none" fo:color="#242729" style:font-name="Abyssinica SIL" fo:font-size="10pt" fo:letter-spacing="normal" fo:font-style="normal" fo:font-weight="normal" officeooo:rsid="000587b7" style:font-size-asian="10pt" style:font-size-complex="10pt"/>
    </style:style>
    <style:style style:name="T21" style:family="text">
      <style:text-properties fo:font-variant="normal" fo:text-transform="none" fo:color="#242729" style:font-name="Abyssinica SIL" fo:font-size="10pt" fo:letter-spacing="normal" fo:font-style="normal" fo:font-weight="normal" officeooo:rsid="001a064a" style:font-size-asian="10pt" style:font-size-complex="10pt"/>
    </style:style>
    <style:style style:name="T22" style:family="text">
      <style:text-properties fo:font-variant="normal" fo:text-transform="none" fo:color="#242729" style:font-name="Abyssinica SIL" fo:font-size="10pt" fo:letter-spacing="normal" fo:font-style="normal" fo:font-weight="normal" officeooo:rsid="001a064a" style:font-size-asian="10pt" style:font-weight-asian="normal" style:font-size-complex="10pt" style:font-weight-complex="normal" loext:padding="0cm" loext:border="none"/>
    </style:style>
    <style:style style:name="T23" style:family="text">
      <style:text-properties fo:font-variant="normal" fo:text-transform="none" fo:color="#242729" style:font-name="Abyssinica SIL" fo:font-size="10pt" fo:letter-spacing="normal" fo:font-style="normal" fo:font-weight="normal" officeooo:rsid="002638fb" fo:background-color="#eff0f1" loext:char-shading-value="0" style:font-size-asian="10pt" style:font-style-asian="normal" style:font-size-complex="10pt" style:font-style-complex="normal" loext:padding="0cm" loext:border="none"/>
    </style:style>
    <style:style style:name="T24" style:family="text">
      <style:text-properties fo:font-variant="normal" fo:text-transform="none" fo:color="#242729" style:font-name="Abyssinica SIL" fo:font-size="10pt" fo:letter-spacing="normal" fo:font-style="normal" fo:font-weight="bold" officeooo:rsid="000587b7" style:font-size-asian="10pt" style:font-size-complex="10pt" loext:padding="0cm" loext:border="none"/>
    </style:style>
    <style:style style:name="T25" style:family="text">
      <style:text-properties fo:font-variant="normal" fo:text-transform="none" fo:color="#242729" style:font-name="Abyssinica SIL" fo:font-size="10pt" fo:letter-spacing="normal" fo:font-style="italic" fo:font-weight="normal" officeooo:rsid="000466ce" fo:background-color="#eff0f1" loext:char-shading-value="0" style:font-size-asian="10pt" style:font-style-asian="italic" style:font-size-complex="10pt" style:font-style-complex="italic" loext:padding="0cm" loext:border="none"/>
    </style:style>
    <style:style style:name="T26" style:family="text">
      <style:text-properties fo:font-variant="normal" fo:text-transform="none" fo:color="#242729" style:font-name="Abyssinica SIL" fo:font-size="10pt" fo:letter-spacing="normal" fo:font-style="italic" fo:font-weight="normal" officeooo:rsid="002638fb" fo:background-color="#eff0f1" loext:char-shading-value="0" style:font-size-asian="10pt" style:font-style-asian="italic" style:font-size-complex="10pt" style:font-style-complex="italic" loext:padding="0cm" loext:border="none"/>
    </style:style>
    <style:style style:name="T27" style:family="text">
      <style:text-properties fo:font-variant="normal" fo:text-transform="none" fo:color="#242729" style:font-name="Abyssinica SIL" fo:font-size="10pt" fo:letter-spacing="normal" fo:font-style="italic" fo:font-weight="normal" officeooo:rsid="001a064a" style:font-size-asian="10pt" style:font-style-asian="italic" style:font-size-complex="10pt" style:font-style-complex="italic"/>
    </style:style>
    <style:style style:name="T28" style:family="text">
      <style:text-properties officeooo:rsid="00231dbe"/>
    </style:style>
    <style:style style:name="T29" style:family="text">
      <style:text-properties officeooo:rsid="00245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<text:span text:style-name="T16">ues 3)</text:span> Explain difference between Bind and Call (example).</text:p>
      <text:p text:style-name="P7"/>
      <text:p text:style-name="P7"><text:span text:style-name="T4">Bind():</text:span> </text:p>
      <text:p text:style-name="P7"/>
      <text:p text:style-name="Standard"><text:span text:style-name="Emphasis"><text:span text:style-name="T5">Bind ()</text:span></text:span><text:span text:style-name="T6"> method </text:span><text:span text:style-name="T7">is used</text:span><text:span text:style-name="T6"> to call a function with the </text:span><text:span text:style-name="Emphasis"><text:span text:style-name="T6">this</text:span></text:span><text:span text:style-name="T6"> value set explicitly. </text:span><text:span text:style-name="T7">B</text:span><text:span text:style-name="Emphasis"><text:span text:style-name="T5">ind ()</text:span></text:span><text:span text:style-name="T6"> allows us to easily set which specific object will be bound to </text:span><text:span text:style-name="Emphasis"><text:span text:style-name="T5">this</text:span></text:span><text:span text:style-name="T6"> when a function or method is invok</text:span><text:span text:style-name="T8">ed. </text:span><text:span text:style-name="T9">It </text:span><text:span text:style-name="T19">doesn't call the function right away, instead it returns a new function with your parameters bound to </text:span><text:span text:style-name="Source_20_Text"><text:span text:style-name="T25">this </text:span></text:span><text:span text:style-name="Source_20_Text"><text:span text:style-name="T23">for later execution.</text:span></text:span></text:p>
      <text:p text:style-name="P6"/>
      <text:p text:style-name="P14">For eg.</text:p>
      <text:p text:style-name="P6"/>
      <text:p text:style-name="P8">var <text:span text:style-name="T1">emp</text:span>1 = {firstName: ‘<text:span text:style-name="T17">aman’</text:span>, lastName: ‘<text:span text:style-name="T17">sharma’</text:span>};</text:p>
      <text:p text:style-name="P8">var <text:span text:style-name="T1">emp</text:span>2 = {firstName: ‘<text:span text:style-name="T17">ushma’</text:span>, lastName: ‘<text:span text:style-name="T17">gupta’</text:span>};</text:p>
      <text:p text:style-name="P8"><text:s/></text:p>
      <text:p text:style-name="P8">function <text:span text:style-name="T17">print</text:span>( {</text:p>
      <text:p text:style-name="P8"><text:s text:c="4"/>console.log(‘<text:span text:style-name="T29">Hello’</text:span> <text:span text:style-name="T28">+ </text:span>this.firstName + ‘ ‘ + this.lastName);</text:p>
      <text:p text:style-name="P8">}</text:p>
      <text:p text:style-name="P8"><text:s/></text:p>
      <text:p text:style-name="P8">var <text:span text:style-name="T1">bindFunc1</text:span> = <text:span text:style-name="T17">print</text:span>.bind(<text:span text:style-name="T1">emp</text:span>1);</text:p>
      <text:p text:style-name="P8">var <text:span text:style-name="T1">bindFunc2</text:span> = <text:span text:style-name="T17">print</text:span>.bind(<text:span text:style-name="T1">emp</text:span>2);</text:p>
      <text:p text:style-name="P8"><text:s/></text:p>
      <text:p text:style-name="P9"><text:span text:style-name="T1">bindFunc1</text:span>(); // Hello <text:span text:style-name="T17">aman sharma</text:span></text:p>
      <text:p text:style-name="P9"><text:span text:style-name="T17">bindFunc2</text:span>(); // <text:span text:style-name="T17">Hell0 ushma gupta</text:span></text:p>
      <text:p text:style-name="P8"/>
      <text:p text:style-name="P5">Call():</text:p>
      <text:p text:style-name="P5"/>
      <text:p text:style-name="P21"><text:span text:style-name="Strong_20_Emphasis"><text:span text:style-name="T22">Call()</text:span></text:span><text:span text:style-name="Strong_20_Emphasis"><text:span text:style-name="T24"> </text:span></text:span><text:span text:style-name="T20">attache</text:span><text:span text:style-name="T21">s </text:span><text:span text:style-name="T27">this</text:span><text:span text:style-name="T21"> </text:span><text:span text:style-name="T20">into function and executes the function immediately.</text:span><text:span text:style-name="T6"><text:line-break/></text:span><text:span text:style-name="T10">It i</text:span><text:span text:style-name="T13">nvokes the function and allows you to pass in arguments one by one.</text:span></text:p>
      <text:p text:style-name="P15">For <text:span text:style-name="T18">e</text:span>g.</text:p>
      <text:p text:style-name="P15"/>
      <text:p text:style-name="P28">var <text:span text:style-name="T1">emp</text:span>1 = {firstName: ‘<text:span text:style-name="T17">aman’</text:span>, lastName: ‘<text:span text:style-name="T17">sharma’</text:span>};</text:p>
      <text:p text:style-name="P28">var <text:span text:style-name="T1">emp</text:span>2 = {firstName: ‘<text:span text:style-name="T17">ushma’</text:span>, lastName: ‘<text:span text:style-name="T17">gupta’</text:span>};</text:p>
      <text:p text:style-name="P28"/>
      <text:p text:style-name="P27"><text:span text:style-name="T28">function print(message) {</text:span></text:p>
      <text:p text:style-name="P27"><text:span text:style-name="T28"><text:s text:c="4"/>console.log(message + ‘ ‘ + this.firstName + ‘ ‘ + this.lastName);</text:span></text:p>
      <text:p text:style-name="P27"><text:span text:style-name="T28">}</text:span></text:p>
      <text:p text:style-name="P27"/>
      <text:p text:style-name="P27"><text:span text:style-name="T28">print.call(emp1, 'Hello'); // Hello aman sharma</text:span></text:p>
      <text:p text:style-name="P27"><text:span text:style-name="T28">print.call(emp2, 'Hello'); // Hello ushma gupta</text:span></text:p>
      <text:p text:style-name="P10"/>
      <text:p text:style-name="P10"><text:span text:style-name="T2">Q</text:span><text:span text:style-name="T3">ues 4)</text:span><text:span text:style-name="T2"> Explain 3 properties of argument object.</text:span></text:p>
      <text:p text:style-name="P11"/>
      <text:p text:style-name="P11"/>
      <text:p text:style-name="P16">Properties of arguments object:</text:p>
      <text:p text:style-name="P11"/>
      <text:p text:style-name="P2"><text:span text:style-name="T6">1. <text:s text:c="2"/></text:span><text:span text:style-name="Source_20_Text"><text:span text:style-name="T10">arguments.callee</text:span></text:span></text:p>
      <text:p text:style-name="P2"><text:span text:style-name="Source_20_Text"><text:span text:style-name="T10"/></text:span></text:p>
      <text:p text:style-name="P18"><text:span text:style-name="T10">The </text:span><text:span text:style-name="Source_20_Text"><text:span text:style-name="T15">arguments.callee</text:span></text:span><text:span text:style-name="T15"> </text:span><text:span text:style-name="T10">property contains the currently executing function</text:span><text:bookmark text:name="Description"/><text:span text:style-name="T10">.</text:span></text:p>
      <text:p text:style-name="Text_20_body"><text:span text:style-name="Source_20_Text"><text:span text:style-name="T6">callee</text:span></text:span><text:span text:style-name="T6"> is a property of the </text:span><text:span text:style-name="Source_20_Text"><text:span text:style-name="T6">arguments</text:span></text:span><text:span text:style-name="T6"> object. It can be used to refer to the currently executing function inside the function body of that function.</text:span></text:p>
      <text:p text:style-name="P10"/>
      <text:p text:style-name="P10"/>
      <text:p text:style-name="P10"/>
      <text:p text:style-name="P10"/>
      <text:p text:style-name="P10"/>
      <text:p text:style-name="P13"><text:soft-page-break/></text:p>
      <text:p text:style-name="P13"/>
      <text:p text:style-name="P13">Example:</text:p>
      <text:p text:style-name="P10"/>
      <text:p text:style-name="P23"><text:span text:style-name="Source_20_Text"><text:span text:style-name="T6">function </text:span></text:span><text:span text:style-name="Source_20_Text"><text:span text:style-name="T11">fun</text:span></text:span><text:span text:style-name="Source_20_Text"><text:span text:style-name="T6">() {</text:span></text:span></text:p>
      <text:p text:style-name="Preformatted_20_Text"><text:span text:style-name="Source_20_Text"><text:span text:style-name="T6"><text:s text:c="3"/>return function(n) {</text:span></text:span></text:p>
      <text:p text:style-name="Preformatted_20_Text"><text:span text:style-name="Source_20_Text"><text:span text:style-name="T6"><text:s text:c="6"/>if (n &lt;= 1)</text:span></text:span></text:p>
      <text:p text:style-name="Preformatted_20_Text"><text:span text:style-name="Source_20_Text"><text:span text:style-name="T6"><text:s text:c="9"/>return 1;</text:span></text:span></text:p>
      <text:p text:style-name="Preformatted_20_Text"><text:span text:style-name="Source_20_Text"><text:span text:style-name="T6"><text:s text:c="6"/>return n * arguments.callee(n - 1);</text:span></text:span></text:p>
      <text:p text:style-name="Preformatted_20_Text"><text:span text:style-name="Source_20_Text"><text:span text:style-name="T6"><text:s text:c="3"/>};</text:span></text:span></text:p>
      <text:p text:style-name="Preformatted_20_Text"><text:span text:style-name="Source_20_Text"><text:span text:style-name="T6">}</text:span></text:span></text:p>
      <text:p text:style-name="P24"/>
      <text:p text:style-name="P26"><text:span text:style-name="Source_20_Text"><text:span text:style-name="T6">var result = </text:span></text:span><text:span text:style-name="Source_20_Text"><text:span text:style-name="T11">fun</text:span></text:span><text:span text:style-name="Source_20_Text"><text:span text:style-name="T6">()(</text:span></text:span><text:span text:style-name="Source_20_Text"><text:span text:style-name="T11">4</text:span></text:span><text:span text:style-name="Source_20_Text"><text:span text:style-name="T6">); // returns </text:span></text:span><text:span text:style-name="Source_20_Text"><text:span text:style-name="T11">24</text:span></text:span><text:span text:style-name="Source_20_Text"><text:span text:style-name="T6"> (4 * 3 * 2 * 1)</text:span></text:span></text:p>
      <text:p text:style-name="P10"/>
      <text:p text:style-name="P2"><text:span text:style-name="T6">2. <text:s text:c="2"/></text:span><text:span text:style-name="Source_20_Text"><text:span text:style-name="T6">arguments.caller</text:span></text:span></text:p>
      <text:p text:style-name="P11"/>
      <text:p text:style-name="P2"><text:span text:style-name="T6">The obsolete </text:span><text:span text:style-name="Source_20_Text"><text:span text:style-name="T14">arguments.caller</text:span></text:span><text:span text:style-name="T6"> property used to provide the function that invoked the currently executing function. This property has been removed and no longer works.</text:span></text:p>
      <text:p text:style-name="P10"/>
      <text:p text:style-name="P11">Example:</text:p>
      <text:p text:style-name="P11"/>
      <text:p text:style-name="P25"><text:span text:style-name="Source_20_Text"><text:span text:style-name="T6">function whoCalled() {</text:span></text:span></text:p>
      <text:p text:style-name="Preformatted_20_Text"><text:span text:style-name="Source_20_Text"><text:span text:style-name="T6"><text:s text:c="3"/>if (whoCalled.caller == null)</text:span></text:span></text:p>
      <text:p text:style-name="Preformatted_20_Text"><text:span text:style-name="Source_20_Text"><text:span text:style-name="T6"><text:s text:c="6"/>console.log('I was called from the global scope.');</text:span></text:span></text:p>
      <text:p text:style-name="Preformatted_20_Text"><text:span text:style-name="Source_20_Text"><text:span text:style-name="T6"><text:s text:c="3"/>else</text:span></text:span></text:p>
      <text:p text:style-name="Preformatted_20_Text"><text:span text:style-name="Source_20_Text"><text:span text:style-name="T6"><text:s text:c="6"/>console.log(whoCalled.caller + ' called me!');</text:span></text:span></text:p>
      <text:p text:style-name="P26"><text:span text:style-name="Source_20_Text"><text:span text:style-name="T6">}</text:span></text:span></text:p>
      <text:p text:style-name="P11"/>
      <text:p text:style-name="P12"/>
      <text:p text:style-name="P1"><text:span text:style-name="T6">3. <text:s text:c="3"/></text:span><text:span text:style-name="Source_20_Text"><text:span text:style-name="T6">arguments.length</text:span></text:span><text:span text:style-name="T6"> </text:span></text:p>
      <text:p text:style-name="P11"/>
      <text:p text:style-name="P17"><text:span text:style-name="T6">The </text:span><text:span text:style-name="Strong_20_Emphasis"><text:span text:style-name="Source_20_Text"><text:span text:style-name="T14">arguments.length</text:span></text:span></text:span><text:span text:style-name="T6"> property contains the number of arguments passed to the function.</text:span></text:p>
      <text:p text:style-name="P20">Example:</text:p>
      <text:p text:style-name="P22"><text:span text:style-name="Source_20_Text"><text:span text:style-name="T6">function adder(</text:span></text:span><text:span text:style-name="Source_20_Text"><text:span text:style-name="T12">arg1</text:span></text:span><text:span text:style-name="Source_20_Text"><text:span text:style-name="T6">) {</text:span></text:span></text:p>
      <text:p text:style-name="Preformatted_20_Text"><text:span text:style-name="Source_20_Text"><text:span text:style-name="T6"><text:s text:c="2"/>base = Number(</text:span></text:span><text:span text:style-name="Source_20_Text"><text:span text:style-name="T12">arg1</text:span></text:span><text:span text:style-name="Source_20_Text"><text:span text:style-name="T6">);</text:span></text:span></text:p>
      <text:p text:style-name="Preformatted_20_Text"><text:span text:style-name="Source_20_Text"><text:span text:style-name="T6"><text:s text:c="2"/>for (var i = 1; i &lt; arguments.length; i++) {</text:span></text:span></text:p>
      <text:p text:style-name="Preformatted_20_Text"><text:span text:style-name="Source_20_Text"><text:span text:style-name="T6"><text:s text:c="4"/>base += Number(arguments[i]);</text:span></text:span></text:p>
      <text:p text:style-name="Preformatted_20_Text"><text:span text:style-name="Source_20_Text"><text:span text:style-name="T6"><text:s text:c="2"/>}</text:span></text:span></text:p>
      <text:p text:style-name="Preformatted_20_Text"><text:span text:style-name="Source_20_Text"><text:span text:style-name="T6"><text:s text:c="2"/>return </text:span></text:span><text:span text:style-name="Source_20_Text"><text:span text:style-name="T12">arg1</text:span></text:span><text:span text:style-name="Source_20_Text"><text:span text:style-name="T6">;</text:span></text:span></text:p>
      <text:p text:style-name="P26"><text:span text:style-name="Source_20_Text"><text:span text:style-name="T6">}</text:span></text:span></text:p>
      <text:p text:style-name="P20"/>
      <text:p text:style-name="P19"><text:bookmark text:name="Syntax"/></text:p>
      <text:p text:style-name="P11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7:09:25.509112534</meta:creation-date>
    <dc:date>2017-02-23T22:48:59.767313850</dc:date>
    <meta:editing-duration>PT53M51S</meta:editing-duration>
    <meta:editing-cycles>26</meta:editing-cycles>
    <meta:generator>LibreOffice/5.1.4.2$Linux_X86_64 LibreOffice_project/10m0$Build-2</meta:generator>
    <meta:document-statistic meta:table-count="0" meta:image-count="0" meta:object-count="0" meta:page-count="2" meta:paragraph-count="59" meta:word-count="352" meta:character-count="2291" meta:non-whitespace-character-count="1918"/>
  </office:meta>
</office:document-meta>
</file>